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915cm" fo:min-width="2.135cm"/>
    </style:style>
    <style:style style:name="gr2" style:family="graphic" style:parent-style-name="standard">
      <style:graphic-properties draw:textarea-horizontal-align="justify" draw:textarea-vertical-align="top" draw:auto-grow-height="false" fo:min-height="5.719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1.596cm"/>
    </style:style>
    <style:style style:name="gr4" style:family="graphic" style:parent-style-name="standard">
      <style:graphic-properties draw:textarea-horizontal-align="justify" draw:textarea-vertical-align="top" draw:auto-grow-height="false" fo:min-height="7.624cm" fo:min-width="6.993cm"/>
    </style:style>
    <style:style style:name="gr5" style:family="graphic" style:parent-style-name="standard">
      <style:graphic-properties draw:textarea-horizontal-align="justify" draw:textarea-vertical-align="top" draw:auto-grow-height="false" fo:min-height="1.782cm" fo:min-width="6.99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6.989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651cm" svg:x="4.556cm" svg:y="1.5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6.858cm" svg:height="5.969cm" svg:x="2.651cm" svg:y="5.064cm">
          <text:p text:style-name="P1">Set seed</text:p>
          <text:p text:style-name="P1">Initialize:</text:p>
          <text:p text:style-name="P1"><text:s text:c="2"/>indices,TimeFrame</text:p>
          <text:p text:style-name="P1">Day number = 1</text:p>
          <text:p text:style-name="P1">t_end = 100</text:p>
          <text:p text:style-name="P1">S = 49,999</text:p>
          <text:p text:style-name="P1">I = 1</text:p>
          <text:p text:style-name="P1">R = 0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.191cm" svg:height="3.302cm" svg:x="4.021cm" svg:y="14.208cm">
          <text:p text:style-name="P2">T &lt;= t_en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4" draw:id="id4" draw:layer="layout" svg:width="7.493cm" svg:height="7.874cm" svg:x="11.795cm" svg:y="17.637cm">
          <text:p text:style-name="P1">Calculate:</text:p>
          <text:p text:style-name="P1"><text:s text:c="2"/>Infected</text:p>
          <text:p text:style-name="P1"><text:s text:c="2"/>Recovered</text:p>
          <text:p text:style-name="P1"/>
          <text:p text:style-name="P1">Reduce susceptible state</text:p>
          <text:p text:style-name="P1"><text:s text:c="2"/>by infected</text:p>
          <text:p text:style-name="P1">Reduce infected state by</text:p>
          <text:p text:style-name="P1"><text:s text:c="2"/>recovered</text:p>
          <text:p text:style-name="P1">Augment recovered state</text:p>
          <text:p text:style-name="P1"><text:s text:c="2"/>by recover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7.493cm" svg:height="2.032cm" svg:x="11.795cm" svg:y="11.922cm">
          <text:p text:style-name="P1">Increment 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2.921cm" svg:height="1.651cm" svg:x="4.683cm" svg:y="20.43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draw:line-skew="-0.825cm" svg:x1="6.017cm" svg:y1="3.159cm" svg:x2="6.08cm" svg:y2="5.064cm" draw:start-shape="id1" draw:start-glue-point="6" draw:end-shape="id2" svg:d="M6017 3159v127h63v1778" svg:viewBox="0 0 64 1906">
          <text:p/>
        </draw:connector>
        <draw:connector draw:style-name="gr6" draw:text-style-name="P3" draw:layer="layout" svg:x1="6.08cm" svg:y1="11.033cm" svg:x2="6.116cm" svg:y2="14.208cm" draw:start-shape="id2" draw:start-glue-point="6" draw:end-shape="id3" svg:d="M6080 11033v1588h36v1587" svg:viewBox="0 0 37 3176">
          <text:p/>
        </draw:connector>
        <draw:connector draw:style-name="gr6" draw:text-style-name="P3" draw:layer="layout" svg:x1="8.212cm" svg:y1="15.859cm" svg:x2="11.795cm" svg:y2="21.574cm" draw:start-shape="id3" draw:start-glue-point="7" draw:end-shape="id4" draw:end-glue-point="5" svg:d="M8212 15859h1791v5715h1792" svg:viewBox="0 0 3584 5716">
          <text:p/>
        </draw:connector>
        <draw:connector draw:style-name="gr6" draw:text-style-name="P3" draw:layer="layout" svg:x1="15.542cm" svg:y1="17.637cm" svg:x2="15.542cm" svg:y2="13.954cm" draw:start-shape="id4" draw:start-glue-point="4" draw:end-shape="id5" draw:end-glue-point="6" svg:d="M15542 17637v-3683" svg:viewBox="0 0 1 3684">
          <text:p/>
        </draw:connector>
        <draw:connector draw:style-name="gr6" draw:text-style-name="P3" draw:layer="layout" svg:x1="11.795cm" svg:y1="12.938cm" svg:x2="6.117cm" svg:y2="14.208cm" draw:start-shape="id5" draw:start-glue-point="5" draw:end-shape="id3" draw:end-glue-point="4" svg:d="M11795 12938h-5678v1270" svg:viewBox="0 0 5679 1271">
          <text:p/>
        </draw:connector>
        <draw:connector draw:style-name="gr6" draw:text-style-name="P3" draw:layer="layout" svg:x1="6.117cm" svg:y1="17.51cm" svg:x2="6.144cm" svg:y2="20.431cm" draw:start-shape="id3" draw:start-glue-point="6" draw:end-shape="id6" draw:end-glue-point="4" svg:d="M6117 17510v1461h27v1460" svg:viewBox="0 0 28 2922">
          <text:p/>
        </draw:connector>
        <draw:frame draw:style-name="gr7" draw:text-style-name="P4" draw:layer="layout" svg:width="7.747cm" svg:height="7.239cm" svg:x="11.668cm" svg:y="2.143cm">
          <draw:text-box>
            <text:p><text:span text:style-name="T1">DATA 604</text:span></text:p>
            <text:p><text:span text:style-name="T1">Final Project</text:span></text:p>
            <text:p><text:span text:style-name="T1"/></text:p>
            <text:p><text:span text:style-name="T1">Introduction to compartmental models</text:span></text:p>
            <text:p><text:span text:style-name="T1"/></text:p>
            <text:p><text:span text:style-name="T1">Jai Jeffryes</text:span></text:p>
            <text:p><text:span text:style-name="T1">July 16, 2020</text:span></text:p>
          </draw:text-box>
        </draw:frame>
        <draw:frame draw:style-name="gr8" draw:text-style-name="P5" draw:layer="layout" svg:width="0.925cm" svg:height="0.963cm" svg:x="8.596cm" svg:y="14.855cm">
          <draw:text-box>
            <text:p>Y</text:p>
          </draw:text-box>
        </draw:frame>
        <draw:frame draw:style-name="gr8" draw:text-style-name="P5" draw:layer="layout" svg:width="0.959cm" svg:height="0.963cm" svg:x="5.121cm" svg:y="17.764cm">
          <draw:text-box>
            <text:p>N</text:p>
          </draw:text-box>
        </draw:frame>
        <draw:frame draw:style-name="gr9" draw:text-style-name="P4" draw:layer="layout" svg:width="8.89cm" svg:height="1.27cm" svg:x="2.143cm" svg:y="25.67cm">
          <draw:text-box>
            <text:p><text:span text:style-name="T1">Fig. 1: Processing flow</text:span></text:p>
          </draw:text-box>
        </draw:frame>
      </draw:page>
      <draw:page draw:name="page2" draw:style-name="dp1" draw:master-page-name="Default">
        <draw:custom-shape draw:style-name="gr10" draw:text-style-name="P2" xml:id="id7" draw:id="id7" draw:layer="layout" svg:width="3.556cm" svg:height="2.794cm" svg:x="8.874cm" svg:y="4.302cm">
          <text:p text:style-name="P2">Suscep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2.794cm" svg:x="8.874cm" svg:y="11.16cm">
          <text:p text:style-name="P2">Infect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9" draw:id="id9" draw:layer="layout" svg:width="3.556cm" svg:height="2.794cm" svg:x="8.874cm" svg:y="17.129cm">
          <text:p text:style-name="P2">Remov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10.652cm" svg:y1="7.096cm" svg:x2="10.652cm" svg:y2="11.16cm" draw:start-shape="id7" draw:start-glue-point="6" draw:end-shape="id8" draw:end-glue-point="4" svg:d="M10652 7096v4064" svg:viewBox="0 0 1 4065">
          <text:p text:style-name="P2">Beta S I</text:p>
        </draw:connector>
        <draw:connector draw:style-name="gr11" draw:text-style-name="P2" draw:layer="layout" svg:x1="10.652cm" svg:y1="13.954cm" svg:x2="10.652cm" svg:y2="17.129cm" draw:start-shape="id8" draw:start-glue-point="6" draw:end-shape="id9" draw:end-glue-point="4" svg:d="M10652 13954v3175" svg:viewBox="0 0 1 3176">
          <text:p text:style-name="P2">Gamma I</text:p>
        </draw:connector>
        <draw:frame draw:style-name="gr12" draw:text-style-name="P4" draw:layer="layout" svg:width="10.795cm" svg:height="1.673cm" svg:x="2.016cm" svg:y="25.997cm">
          <draw:text-box>
            <text:p><text:span text:style-name="T1">Fig. 2: Stock and flow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1:15:19.098856217</meta:creation-date>
    <meta:generator>LibreOffice/6.0.7.3$Linux_X86_64 LibreOffice_project/00m0$Build-3</meta:generator>
    <dc:date>2020-07-15T11:14:47.344148082</dc:date>
    <meta:editing-duration>PT53M4S</meta:editing-duration>
    <meta:editing-cycles>4</meta:editing-cycles>
    <meta:document-statistic meta:object-count="22"/>
  </office:meta>
</office:document-meta>
</file>